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Array(Array(1, 2, 3, 4), 'five')">
            <text:p>Array(Array(1, 2, 3, 4), 'five')</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9:33:1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9:33:17.21</dc:date>
    <meta:editing-duration>P130DT7M38S</meta:editing-duration>
    <meta:editing-cycles>236</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String"
			Dim t As String
			t = v &amp; ""
			t = Join(Split(t, chr(13)), "\n")
			t = Join(Split(t, chr(9)), "\t")
			result = "'" &amp; t &amp; "'"
		Case "Empty"
			result = tp
		Case "Object"
			If IsNull(v) Then
				result = "Nothing"
			Else
				result = tp &amp; "(...)"
			End If
		Case "Array"
			result = Array_toString(v)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For i = 0 To xs.len - 1
		result(i) = t.head
		Set t = t.tail
	Next i
	toArray = result
End Function

Function List(Optional a0, Optional a1, Optional a2, Optional a3, Optional a4, Optional a5, Optional a6, Optional a7, Optional a8, Optional a9, Optional a10)
	If Not(IsMissing(a10)) Then
		croak("listify: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toString":		result = toString(		args(k)				)
		Case "TList_toString":	result = TList_toString(args(k)				)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